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fo:line-height="115%" fo:break-before="auto" fo:break-after="auto" style:writing-mode="lr-tb"/>
    </style:style>
    <style:style style:name="P2" style:family="paragraph" style:parent-style-name="Standard">
      <style:paragraph-properties fo:margin-top="0cm" fo:margin-bottom="0cm" loext:contextual-spacing="false" fo:line-height="115%" fo:text-align="center" style:justify-single-word="false" fo:break-before="auto" fo:break-after="auto" style:writing-mode="lr-tb"/>
    </style:style>
    <style:style style:name="P3" style:family="paragraph" style:parent-style-name="Standard" style:master-page-name="Standard">
      <style:paragraph-properties fo:margin-top="0cm" fo:margin-bottom="0cm" loext:contextual-spacing="false" fo:line-height="115%" fo:text-align="center" style:justify-single-word="false" style:page-number="auto" fo:break-before="auto" fo:break-after="auto" style:writing-mode="lr-tb"/>
    </style:style>
    <style:style style:name="P4" style:family="paragraph">
      <style:paragraph-properties fo:margin-left="0cm" fo:margin-right="0cm" fo:margin-top="0cm" fo:margin-bottom="0cm" fo:line-height="100%" fo:text-align="start" fo:text-indent="0cm" style:writing-mode="lr-tb"/>
    </style:style>
    <style:style style:name="T1" style:family="text">
      <style:text-properties fo:color="#0000ff"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gryźliwego Tetryka wykopaliska na YouTubie</text:p>
      <text:p text:style-name="P2">Część 1</text:p>
      <text:p text:style-name="P1"/>
      <text:p text:style-name="P1">Ostatnimi czasy, skacząc po odmętach YouTube’a, zacząłem sobie przypominać twory związane z MLP, którymi cieszyłem się w początkach swojej przygody z fandomem. </text:p>
      <text:p text:style-name="P1"/>
      <text:p text:style-name="P1">Tak więc przyszło mi do głowy, iż przypomnienie ogółowi niektórych starszych piosenek czy animacji może okazać się całkiem udanym pomysłem. W końcu czasami warto wrócić do klasyków (dla danej wartości klasyka) lub nawet znaleźć coś, co kiedyś umknęło naszej uwadze. Zaznaczam, iż lista jest absolutnie subiektywna – trudno, żeby tak nie było, skoro wybieram pozycje ze swoich (ciągle uzupełnianych) list na YT, no ale jakieś kryterium przyjąć było trzeba. Stawiam więc na własny gust, mając absolutną pewność, iż wielu osobom wybór przedstawionych poniżej tworów zdecydowanie nie przypadnie do smaku. Naturalnie jeżeli ktoś chciałby, bym wspomniał o jakimś szczególnie mu bliskim utworze/animacji, to proszę o kontakt – zobaczymy, co da się zrobić. Dla porządku dodam tylko, że chronologia tu nie istnieje, więc proszę się nie zdziwić, jeżeli obok siebie zobaczycie wideo z roku 2012 i 2015. Tyle słowem wstępu – zapraszam na wykopaliska!</text:p>
      <text:p text:style-name="P1"/>
      <text:p text:style-name="P1">1. <office:annotation><dc:date>0000-00-00T00:00:00</dc:date><text:p text:style-name="P4"><text:span text:style-name="T3">I została stworzona przez Rosjan, Lenicha i Kiryę xD</text:span></text:p></office:annotation>Pinkie’s Brew – wydaje mi się, iż jest to jeden z utworów, którego przedstawiać nie trzeba. Piosenka stworzona do „Friendship is Witchcraft” (muszę to w końcu obejrzeć…)przez Rosjan Lenicha i Kiryę, <text:s/>zyskała olbrzymią popularność, miłość fanów i niebagatelny wynik na YouTube (powyżej trzech milionów wyświetleń). Niby nie ma w niej nic nadzwyczajnego – ot, nieskomplikowana, skoczna melodia i zakręcony tekst pasujący do Pinkie Pie. Hmm… chyba właśnie wymieniłem jej najważniejsze zalety. A mówiąc inaczej, wpada w ucho i dodatkowo wywołuje szeroki uśmiech na twarzy, gdy wsłuchamy się w słowa, jakie serwuje nam różowa zaraza. Bezwzględnie warto do tego wrócić.</text:p>
      <text:p text:style-name="P1"/>
      <text:p text:style-name="P1">Link do obrazka: nie umiem w wyciąganie obrazków z YT</text:p>
      <text:p text:style-name="P1">Link do YT: <text:a xlink:type="simple" xlink:href="https://www.youtube.com/watch?v=682pneYoP0c" text:style-name="Internet_20_link" text:visited-style-name="Visited_20_Internet_20_Link">https</text:a><text:a xlink:type="simple" xlink:href="https://www.youtube.com/watch?v=682pneYoP0c" text:style-name="Internet_20_link" text:visited-style-name="Visited_20_Internet_20_Link">://</text:a><text:a xlink:type="simple" xlink:href="https://www.youtube.com/watch?v=682pneYoP0c" text:style-name="Internet_20_link" text:visited-style-name="Visited_20_Internet_20_Link">www</text:a><text:a xlink:type="simple" xlink:href="https://www.youtube.com/watch?v=682pneYoP0c" text:style-name="Internet_20_link" text:visited-style-name="Visited_20_Internet_20_Link">.</text:a><text:a xlink:type="simple" xlink:href="https://www.youtube.com/watch?v=682pneYoP0c" text:style-name="Internet_20_link" text:visited-style-name="Visited_20_Internet_20_Link">youtube</text:a><text:a xlink:type="simple" xlink:href="https://www.youtube.com/watch?v=682pneYoP0c" text:style-name="Internet_20_link" text:visited-style-name="Visited_20_Internet_20_Link">.</text:a><text:a xlink:type="simple" xlink:href="https://www.youtube.com/watch?v=682pneYoP0c" text:style-name="Internet_20_link" text:visited-style-name="Visited_20_Internet_20_Link">com</text:a><text:a xlink:type="simple" xlink:href="https://www.youtube.com/watch?v=682pneYoP0c" text:style-name="Internet_20_link" text:visited-style-name="Visited_20_Internet_20_Link">/</text:a><text:a xlink:type="simple" xlink:href="https://www.youtube.com/watch?v=682pneYoP0c" text:style-name="Internet_20_link" text:visited-style-name="Visited_20_Internet_20_Link">watch</text:a><text:a xlink:type="simple" xlink:href="https://www.youtube.com/watch?v=682pneYoP0c" text:style-name="Internet_20_link" text:visited-style-name="Visited_20_Internet_20_Link">?</text:a><text:a xlink:type="simple" xlink:href="https://www.youtube.com/watch?v=682pneYoP0c" text:style-name="Internet_20_link" text:visited-style-name="Visited_20_Internet_20_Link">v</text:a><text:a xlink:type="simple" xlink:href="https://www.youtube.com/watch?v=682pneYoP0c" text:style-name="Internet_20_link" text:visited-style-name="Visited_20_Internet_20_Link">=682</text:a><text:a xlink:type="simple" xlink:href="https://www.youtube.com/watch?v=682pneYoP0c" text:style-name="Internet_20_link" text:visited-style-name="Visited_20_Internet_20_Link">pneYoP</text:a><text:a xlink:type="simple" xlink:href="https://www.youtube.com/watch?v=682pneYoP0c" text:style-name="Internet_20_link" text:visited-style-name="Visited_20_Internet_20_Link">0</text:a><text:a xlink:type="simple" xlink:href="https://www.youtube.com/watch?v=682pneYoP0c" text:style-name="Internet_20_link" text:visited-style-name="Visited_20_Internet_20_Link">c</text:a></text:p>
      <text:p text:style-name="P1"/>
      <text:p text:style-name="P1">2. Gypsy Bard – skoro jesteśmy już przy „Friendship is Witchcraft”, to nie można nie wspomnieć o tym kawałku, który (według słów Applejack) jest „smutną piosenką ze zwodniczo radosną melodią”. Trzeba przyznać, iż pod tym względem autorom wyszło idealnie – coś w rodzaju wesela na pogrzebie (lub odwrotnie). <text:s/>Nie da się jednak ukryć, iż utwór ten błyskawicznie ryje nam bruzdy w mózgu i po chwili, sami nie będąc tego świadomi, zaczynamy go nucić czy nawet podśpiewywać. Zwykle ta faza kończy się, gdy najbliższe otoczenie zaczyna mieć nas dosyć z powodu monotematycznych dźwięków, jakie z siebie wydajemy. Warto wspomnieć, iż do tego utworu powstała polska wersja – co do jej jakości, to opinie są różne, jednak większość słuchaczy uważa ją za dorównującą oryginałowi, o ile go nie przewyższającą (zarówno pod względem śpiewu, jak i tłumaczenia). Możecie posłuchać jej <text:a xlink:type="simple" xlink:href="https://www.youtube.com/watch?v=P_Y-0eECnbQ" text:style-name="Internet_20_link" text:visited-style-name="Visited_20_Internet_20_Link"><text:span text:style-name="T1">tutaj</text:span></text:a>. Zdecydowanie coś, co warto sobie przypomnieć.</text:p>
      <text:p text:style-name="P1"/>
      <text:p text:style-name="P1">Link do obrazka: nie umiem w wyciąganie obrazków z YT</text:p>
      <text:p text:style-name="P1">Link do YT: <text:a xlink:type="simple" xlink:href="https://www.youtube.com/watch?v=W29uMcp5BWU" text:style-name="Internet_20_link" text:visited-style-name="Visited_20_Internet_20_Link">https</text:a><text:a xlink:type="simple" xlink:href="https://www.youtube.com/watch?v=W29uMcp5BWU" text:style-name="Internet_20_link" text:visited-style-name="Visited_20_Internet_20_Link">://</text:a><text:a xlink:type="simple" xlink:href="https://www.youtube.com/watch?v=W29uMcp5BWU" text:style-name="Internet_20_link" text:visited-style-name="Visited_20_Internet_20_Link">www</text:a><text:a xlink:type="simple" xlink:href="https://www.youtube.com/watch?v=W29uMcp5BWU" text:style-name="Internet_20_link" text:visited-style-name="Visited_20_Internet_20_Link">.</text:a><text:a xlink:type="simple" xlink:href="https://www.youtube.com/watch?v=W29uMcp5BWU" text:style-name="Internet_20_link" text:visited-style-name="Visited_20_Internet_20_Link">youtube</text:a><text:a xlink:type="simple" xlink:href="https://www.youtube.com/watch?v=W29uMcp5BWU" text:style-name="Internet_20_link" text:visited-style-name="Visited_20_Internet_20_Link">.</text:a><text:a xlink:type="simple" xlink:href="https://www.youtube.com/watch?v=W29uMcp5BWU" text:style-name="Internet_20_link" text:visited-style-name="Visited_20_Internet_20_Link">com</text:a><text:a xlink:type="simple" xlink:href="https://www.youtube.com/watch?v=W29uMcp5BWU" text:style-name="Internet_20_link" text:visited-style-name="Visited_20_Internet_20_Link">/</text:a><text:a xlink:type="simple" xlink:href="https://www.youtube.com/watch?v=W29uMcp5BWU" text:style-name="Internet_20_link" text:visited-style-name="Visited_20_Internet_20_Link">watch</text:a><text:a xlink:type="simple" xlink:href="https://www.youtube.com/watch?v=W29uMcp5BWU" text:style-name="Internet_20_link" text:visited-style-name="Visited_20_Internet_20_Link">?</text:a><text:a xlink:type="simple" xlink:href="https://www.youtube.com/watch?v=W29uMcp5BWU" text:style-name="Internet_20_link" text:visited-style-name="Visited_20_Internet_20_Link">v</text:a><text:a xlink:type="simple" xlink:href="https://www.youtube.com/watch?v=W29uMcp5BWU" text:style-name="Internet_20_link" text:visited-style-name="Visited_20_Internet_20_Link">=</text:a><text:a xlink:type="simple" xlink:href="https://www.youtube.com/watch?v=W29uMcp5BWU" text:style-name="Internet_20_link" text:visited-style-name="Visited_20_Internet_20_Link">W</text:a><text:a xlink:type="simple" xlink:href="https://www.youtube.com/watch?v=W29uMcp5BWU" text:style-name="Internet_20_link" text:visited-style-name="Visited_20_Internet_20_Link">29</text:a><text:a xlink:type="simple" xlink:href="https://www.youtube.com/watch?v=W29uMcp5BWU" text:style-name="Internet_20_link" text:visited-style-name="Visited_20_Internet_20_Link">uMcp</text:a><text:a xlink:type="simple" xlink:href="https://www.youtube.com/watch?v=W29uMcp5BWU" text:style-name="Internet_20_link" text:visited-style-name="Visited_20_Internet_20_Link">5</text:a><text:a xlink:type="simple" xlink:href="https://www.youtube.com/watch?v=W29uMcp5BWU" text:style-name="Internet_20_link" text:visited-style-name="Visited_20_Internet_20_Link">BWU</text:a></text:p>
      <text:p text:style-name="P1"/>
      <text:p text:style-name="P1">3. Fluttershy’s Lament – kolejna bardzo znana rzecz i, o ile dobrze pamiętam, jedna z pierwszych, z jakimi miałem w ogóle do czynienia. Do dzisiaj lubię go słuchać i nadal twierdzę, iż żywa, elektroniczna muzyka połączona z wybranymi kwestiami Fluttershy zdecydowanie ma w sobie dużo <text:soft-page-break/>magii. Takiej, która sprawia, że słucham jej wciąż i wciąż od nowa – naprawdę trudno się od tego kawałka oderwać. A zważywszy na to, iż od czterech lat cieszy się popularnością, to chyba nie jestem odosobniony w jego… docenianiu. Bez dwóch zdań należy do niego wrócić (i o nim stale pamiętać).</text:p>
      <text:p text:style-name="P1"/>
      <text:p text:style-name="P1">Link do obrazka: nie umiem w wyciąganie obrazków z YT</text:p>
      <text:p text:style-name="P1">Link do YT: <text:a xlink:type="simple" xlink:href="https://www.youtube.com/watch?v=b5YfYtZ32d4" text:style-name="Internet_20_link" text:visited-style-name="Visited_20_Internet_20_Link">https</text:a><text:a xlink:type="simple" xlink:href="https://www.youtube.com/watch?v=b5YfYtZ32d4" text:style-name="Internet_20_link" text:visited-style-name="Visited_20_Internet_20_Link">://</text:a><text:a xlink:type="simple" xlink:href="https://www.youtube.com/watch?v=b5YfYtZ32d4" text:style-name="Internet_20_link" text:visited-style-name="Visited_20_Internet_20_Link">www</text:a><text:a xlink:type="simple" xlink:href="https://www.youtube.com/watch?v=b5YfYtZ32d4" text:style-name="Internet_20_link" text:visited-style-name="Visited_20_Internet_20_Link">.</text:a><text:a xlink:type="simple" xlink:href="https://www.youtube.com/watch?v=b5YfYtZ32d4" text:style-name="Internet_20_link" text:visited-style-name="Visited_20_Internet_20_Link">youtube</text:a><text:a xlink:type="simple" xlink:href="https://www.youtube.com/watch?v=b5YfYtZ32d4" text:style-name="Internet_20_link" text:visited-style-name="Visited_20_Internet_20_Link">.</text:a><text:a xlink:type="simple" xlink:href="https://www.youtube.com/watch?v=b5YfYtZ32d4" text:style-name="Internet_20_link" text:visited-style-name="Visited_20_Internet_20_Link">com</text:a><text:a xlink:type="simple" xlink:href="https://www.youtube.com/watch?v=b5YfYtZ32d4" text:style-name="Internet_20_link" text:visited-style-name="Visited_20_Internet_20_Link">/</text:a><text:a xlink:type="simple" xlink:href="https://www.youtube.com/watch?v=b5YfYtZ32d4" text:style-name="Internet_20_link" text:visited-style-name="Visited_20_Internet_20_Link">watch</text:a><text:a xlink:type="simple" xlink:href="https://www.youtube.com/watch?v=b5YfYtZ32d4" text:style-name="Internet_20_link" text:visited-style-name="Visited_20_Internet_20_Link">?</text:a><text:a xlink:type="simple" xlink:href="https://www.youtube.com/watch?v=b5YfYtZ32d4" text:style-name="Internet_20_link" text:visited-style-name="Visited_20_Internet_20_Link">v</text:a><text:a xlink:type="simple" xlink:href="https://www.youtube.com/watch?v=b5YfYtZ32d4" text:style-name="Internet_20_link" text:visited-style-name="Visited_20_Internet_20_Link">=</text:a><text:a xlink:type="simple" xlink:href="https://www.youtube.com/watch?v=b5YfYtZ32d4" text:style-name="Internet_20_link" text:visited-style-name="Visited_20_Internet_20_Link">b</text:a><text:a xlink:type="simple" xlink:href="https://www.youtube.com/watch?v=b5YfYtZ32d4" text:style-name="Internet_20_link" text:visited-style-name="Visited_20_Internet_20_Link">5</text:a><text:a xlink:type="simple" xlink:href="https://www.youtube.com/watch?v=b5YfYtZ32d4" text:style-name="Internet_20_link" text:visited-style-name="Visited_20_Internet_20_Link">YfYtZ</text:a><text:a xlink:type="simple" xlink:href="https://www.youtube.com/watch?v=b5YfYtZ32d4" text:style-name="Internet_20_link" text:visited-style-name="Visited_20_Internet_20_Link">32</text:a><text:a xlink:type="simple" xlink:href="https://www.youtube.com/watch?v=b5YfYtZ32d4" text:style-name="Internet_20_link" text:visited-style-name="Visited_20_Internet_20_Link">d</text:a><text:a xlink:type="simple" xlink:href="https://www.youtube.com/watch?v=b5YfYtZ32d4" text:style-name="Internet_20_link" text:visited-style-name="Visited_20_Internet_20_Link">4</text:a></text:p>
      <text:p text:style-name="P1"/>
      <text:p text:style-name="P1">4. Fluttershy Inc. (Gorillaz Pony Parody) – a teraz pora na coś mniej znanego. Tu w kwestii muzyki nie będę się wypowiadał – pozostała niezmieniona w stosunku do oryginału. Jednak tekst stworzony przez osobnika znanego jako Jake Lion jest… dobry. Historia zdobycia znaczka przez Fluttershy oraz opis jej charakteru ujęty w charakterystyczny dla Gorillaz styl śpiewu sprawdza się doskonale. Przyznaję, iż na wszelkie style hip-hopopodobne jestem dosyć mocno uczulony, jednak tutaj słowa zostały dopasowane idealnie. No i ten refren… można go słuchać w kółko. Dosłownie. Nawet wyraźnie słyszalna niedoskonałość śpiewaka wyśmienicie pasuje do treści i muzyki. Kolejna pozycja, którą warto przesłuchać.</text:p>
      <text:p text:style-name="P1"/>
      <text:p text:style-name="P1">Link do obrazka: nie umiem w wyciąganie obrazków z YT</text:p>
      <text:p text:style-name="P1">Link do YT: <text:a xlink:type="simple" xlink:href="https://www.youtube.com/watch?v=gskZEv1G4Ck" text:style-name="Internet_20_link" text:visited-style-name="Visited_20_Internet_20_Link">https</text:a><text:a xlink:type="simple" xlink:href="https://www.youtube.com/watch?v=gskZEv1G4Ck" text:style-name="Internet_20_link" text:visited-style-name="Visited_20_Internet_20_Link">://</text:a><text:a xlink:type="simple" xlink:href="https://www.youtube.com/watch?v=gskZEv1G4Ck" text:style-name="Internet_20_link" text:visited-style-name="Visited_20_Internet_20_Link">www</text:a><text:a xlink:type="simple" xlink:href="https://www.youtube.com/watch?v=gskZEv1G4Ck" text:style-name="Internet_20_link" text:visited-style-name="Visited_20_Internet_20_Link">.</text:a><text:a xlink:type="simple" xlink:href="https://www.youtube.com/watch?v=gskZEv1G4Ck" text:style-name="Internet_20_link" text:visited-style-name="Visited_20_Internet_20_Link">youtube</text:a><text:a xlink:type="simple" xlink:href="https://www.youtube.com/watch?v=gskZEv1G4Ck" text:style-name="Internet_20_link" text:visited-style-name="Visited_20_Internet_20_Link">.</text:a><text:a xlink:type="simple" xlink:href="https://www.youtube.com/watch?v=gskZEv1G4Ck" text:style-name="Internet_20_link" text:visited-style-name="Visited_20_Internet_20_Link">com</text:a><text:a xlink:type="simple" xlink:href="https://www.youtube.com/watch?v=gskZEv1G4Ck" text:style-name="Internet_20_link" text:visited-style-name="Visited_20_Internet_20_Link">/</text:a><text:a xlink:type="simple" xlink:href="https://www.youtube.com/watch?v=gskZEv1G4Ck" text:style-name="Internet_20_link" text:visited-style-name="Visited_20_Internet_20_Link">watch</text:a><text:a xlink:type="simple" xlink:href="https://www.youtube.com/watch?v=gskZEv1G4Ck" text:style-name="Internet_20_link" text:visited-style-name="Visited_20_Internet_20_Link">?</text:a><text:a xlink:type="simple" xlink:href="https://www.youtube.com/watch?v=gskZEv1G4Ck" text:style-name="Internet_20_link" text:visited-style-name="Visited_20_Internet_20_Link">v</text:a><text:a xlink:type="simple" xlink:href="https://www.youtube.com/watch?v=gskZEv1G4Ck" text:style-name="Internet_20_link" text:visited-style-name="Visited_20_Internet_20_Link">=</text:a><text:a xlink:type="simple" xlink:href="https://www.youtube.com/watch?v=gskZEv1G4Ck" text:style-name="Internet_20_link" text:visited-style-name="Visited_20_Internet_20_Link">gskZEv</text:a><text:a xlink:type="simple" xlink:href="https://www.youtube.com/watch?v=gskZEv1G4Ck" text:style-name="Internet_20_link" text:visited-style-name="Visited_20_Internet_20_Link">1</text:a><text:a xlink:type="simple" xlink:href="https://www.youtube.com/watch?v=gskZEv1G4Ck" text:style-name="Internet_20_link" text:visited-style-name="Visited_20_Internet_20_Link">G</text:a><text:a xlink:type="simple" xlink:href="https://www.youtube.com/watch?v=gskZEv1G4Ck" text:style-name="Internet_20_link" text:visited-style-name="Visited_20_Internet_20_Link">4</text:a><text:a xlink:type="simple" xlink:href="https://www.youtube.com/watch?v=gskZEv1G4Ck" text:style-name="Internet_20_link" text:visited-style-name="Visited_20_Internet_20_Link">Ck</text:a></text:p>
      <text:p text:style-name="P1"/>
      <text:p text:style-name="P1">5. For the New Lunar Republic – słynna equestriańska wojna całkiem udanie (choć niegroźnie) podzieliła fanów kucyków. Na ten temat powstała masa rysunków i niezliczona ilość fanfików, więc nietrudno się dziwić, iż niektórzy twórcy postanowili wyrazić swoje uczucia za pomocą muzyki. W tym miejscu przypominam jeden z najlepszych kawałków, jakie dane mi było słyszeć w początkowej fazie poznawania fandomowych nut. W sumie po dziś dzień jest jednym z moich ulubionych. Dobre elektroniczne brzmienie, prosty rytm i dodatkowe elementy przesądzają o potędze tego utworu. I o ile sam zaliczam się bardziej do grona Solarnych, to akurat jeżeli chodzi o hymny, uczciwie przyznaję, iż prymat należy się Władczyni Nocy. Not a Clever Pony stworzył coś iście wiekopomnego. Bezwzględnie polecam!</text:p>
      <text:p text:style-name="P1"/>
      <text:p text:style-name="P1">Link do obrazka: nie umiem w wyciąganie obrazków z YT</text:p>
      <text:p text:style-name="P1">Link do YT: <text:a xlink:type="simple" xlink:href="https://www.youtube.com/watch?v=sf0tYs5U5RI" text:style-name="Internet_20_link" text:visited-style-name="Visited_20_Internet_20_Link">https</text:a><text:a xlink:type="simple" xlink:href="https://www.youtube.com/watch?v=sf0tYs5U5RI" text:style-name="Internet_20_link" text:visited-style-name="Visited_20_Internet_20_Link">://</text:a><text:a xlink:type="simple" xlink:href="https://www.youtube.com/watch?v=sf0tYs5U5RI" text:style-name="Internet_20_link" text:visited-style-name="Visited_20_Internet_20_Link">www</text:a><text:a xlink:type="simple" xlink:href="https://www.youtube.com/watch?v=sf0tYs5U5RI" text:style-name="Internet_20_link" text:visited-style-name="Visited_20_Internet_20_Link">.</text:a><text:a xlink:type="simple" xlink:href="https://www.youtube.com/watch?v=sf0tYs5U5RI" text:style-name="Internet_20_link" text:visited-style-name="Visited_20_Internet_20_Link">youtube</text:a><text:a xlink:type="simple" xlink:href="https://www.youtube.com/watch?v=sf0tYs5U5RI" text:style-name="Internet_20_link" text:visited-style-name="Visited_20_Internet_20_Link">.</text:a><text:a xlink:type="simple" xlink:href="https://www.youtube.com/watch?v=sf0tYs5U5RI" text:style-name="Internet_20_link" text:visited-style-name="Visited_20_Internet_20_Link">com</text:a><text:a xlink:type="simple" xlink:href="https://www.youtube.com/watch?v=sf0tYs5U5RI" text:style-name="Internet_20_link" text:visited-style-name="Visited_20_Internet_20_Link">/</text:a><text:a xlink:type="simple" xlink:href="https://www.youtube.com/watch?v=sf0tYs5U5RI" text:style-name="Internet_20_link" text:visited-style-name="Visited_20_Internet_20_Link">watch</text:a><text:a xlink:type="simple" xlink:href="https://www.youtube.com/watch?v=sf0tYs5U5RI" text:style-name="Internet_20_link" text:visited-style-name="Visited_20_Internet_20_Link">?</text:a><text:a xlink:type="simple" xlink:href="https://www.youtube.com/watch?v=sf0tYs5U5RI" text:style-name="Internet_20_link" text:visited-style-name="Visited_20_Internet_20_Link">v</text:a><text:a xlink:type="simple" xlink:href="https://www.youtube.com/watch?v=sf0tYs5U5RI" text:style-name="Internet_20_link" text:visited-style-name="Visited_20_Internet_20_Link">=</text:a><text:a xlink:type="simple" xlink:href="https://www.youtube.com/watch?v=sf0tYs5U5RI" text:style-name="Internet_20_link" text:visited-style-name="Visited_20_Internet_20_Link">sf</text:a><text:a xlink:type="simple" xlink:href="https://www.youtube.com/watch?v=sf0tYs5U5RI" text:style-name="Internet_20_link" text:visited-style-name="Visited_20_Internet_20_Link">0</text:a><text:a xlink:type="simple" xlink:href="https://www.youtube.com/watch?v=sf0tYs5U5RI" text:style-name="Internet_20_link" text:visited-style-name="Visited_20_Internet_20_Link">tYs</text:a><text:a xlink:type="simple" xlink:href="https://www.youtube.com/watch?v=sf0tYs5U5RI" text:style-name="Internet_20_link" text:visited-style-name="Visited_20_Internet_20_Link">5</text:a><text:a xlink:type="simple" xlink:href="https://www.youtube.com/watch?v=sf0tYs5U5RI" text:style-name="Internet_20_link" text:visited-style-name="Visited_20_Internet_20_Link">U</text:a><text:a xlink:type="simple" xlink:href="https://www.youtube.com/watch?v=sf0tYs5U5RI" text:style-name="Internet_20_link" text:visited-style-name="Visited_20_Internet_20_Link">5</text:a><text:a xlink:type="simple" xlink:href="https://www.youtube.com/watch?v=sf0tYs5U5RI" text:style-name="Internet_20_link" text:visited-style-name="Visited_20_Internet_20_Link">RI</text:a></text:p>
      <text:p text:style-name="P1"/>
      <text:p text:style-name="P1">6. For the Solar Empire (20% Better Version) – skoro poprzednio nawiązałem do NLR, to wypada wspomnieć również o słonecznej kontrze. Dr. Dissonance (do którego jeszcze wrócimy, oj wrócimy…) postanowił pójść nieco inną drogą – nie uświadczymy tu elektroniki ani szybkich rytmów. Hymn jest zdecydowanie podniosły, orkiestrowy, z wyraźną nutką epickości oraz przyjemnym dla ucha chórem. Nie powiem – słucha się go naprawdę przyjemnie, jednak nie zdołał się przebić do szerokiej publiczności jak jego nocny odpowiednik (ponad 10 razy więcej wyświetleń na YT dla Pani Nocy). A szkoda, ponieważ z całą pewnością jest to utwór, który warto sobie przypomnieć.</text:p>
      <text:p text:style-name="P1"/>
      <text:p text:style-name="P1">Link do obrazka: nie umiem w wyciąganie obrazków z YT</text:p>
      <text:p text:style-name="P1">Link do YT: <text:a xlink:type="simple" xlink:href="https://www.youtube.com/watch?v=avBW5V8GbHo" text:style-name="Internet_20_link" text:visited-style-name="Visited_20_Internet_20_Link">https</text:a><text:a xlink:type="simple" xlink:href="https://www.youtube.com/watch?v=avBW5V8GbHo" text:style-name="Internet_20_link" text:visited-style-name="Visited_20_Internet_20_Link">://</text:a><text:a xlink:type="simple" xlink:href="https://www.youtube.com/watch?v=avBW5V8GbHo" text:style-name="Internet_20_link" text:visited-style-name="Visited_20_Internet_20_Link">www</text:a><text:a xlink:type="simple" xlink:href="https://www.youtube.com/watch?v=avBW5V8GbHo" text:style-name="Internet_20_link" text:visited-style-name="Visited_20_Internet_20_Link">.</text:a><text:a xlink:type="simple" xlink:href="https://www.youtube.com/watch?v=avBW5V8GbHo" text:style-name="Internet_20_link" text:visited-style-name="Visited_20_Internet_20_Link">youtube</text:a><text:a xlink:type="simple" xlink:href="https://www.youtube.com/watch?v=avBW5V8GbHo" text:style-name="Internet_20_link" text:visited-style-name="Visited_20_Internet_20_Link">.</text:a><text:a xlink:type="simple" xlink:href="https://www.youtube.com/watch?v=avBW5V8GbHo" text:style-name="Internet_20_link" text:visited-style-name="Visited_20_Internet_20_Link">com</text:a><text:a xlink:type="simple" xlink:href="https://www.youtube.com/watch?v=avBW5V8GbHo" text:style-name="Internet_20_link" text:visited-style-name="Visited_20_Internet_20_Link">/</text:a><text:a xlink:type="simple" xlink:href="https://www.youtube.com/watch?v=avBW5V8GbHo" text:style-name="Internet_20_link" text:visited-style-name="Visited_20_Internet_20_Link">watch</text:a><text:a xlink:type="simple" xlink:href="https://www.youtube.com/watch?v=avBW5V8GbHo" text:style-name="Internet_20_link" text:visited-style-name="Visited_20_Internet_20_Link">?</text:a><text:a xlink:type="simple" xlink:href="https://www.youtube.com/watch?v=avBW5V8GbHo" text:style-name="Internet_20_link" text:visited-style-name="Visited_20_Internet_20_Link">v</text:a><text:a xlink:type="simple" xlink:href="https://www.youtube.com/watch?v=avBW5V8GbHo" text:style-name="Internet_20_link" text:visited-style-name="Visited_20_Internet_20_Link">=</text:a><text:a xlink:type="simple" xlink:href="https://www.youtube.com/watch?v=avBW5V8GbHo" text:style-name="Internet_20_link" text:visited-style-name="Visited_20_Internet_20_Link">avBW</text:a><text:a xlink:type="simple" xlink:href="https://www.youtube.com/watch?v=avBW5V8GbHo" text:style-name="Internet_20_link" text:visited-style-name="Visited_20_Internet_20_Link">5</text:a><text:a xlink:type="simple" xlink:href="https://www.youtube.com/watch?v=avBW5V8GbHo" text:style-name="Internet_20_link" text:visited-style-name="Visited_20_Internet_20_Link">V</text:a><text:a xlink:type="simple" xlink:href="https://www.youtube.com/watch?v=avBW5V8GbHo" text:style-name="Internet_20_link" text:visited-style-name="Visited_20_Internet_20_Link">8</text:a><text:a xlink:type="simple" xlink:href="https://www.youtube.com/watch?v=avBW5V8GbHo" text:style-name="Internet_20_link" text:visited-style-name="Visited_20_Internet_20_Link">GbHo</text:a></text:p>
      <text:p text:style-name="P1"/>
      <text:p text:style-name="P1">9. The Brony Syndicate – Pony SWAG (Megamix) – na chwilę odejdziemy od podniosłych hymnów sławiących tę czy inną opcję polityczną Equestrii na rzecz czegoś bardziej… rozrywkowego. Jestem <text:soft-page-break/>pewny, iż wiele osób po przeczytaniu samego tytułu uśmiechnie się szeroko – bo w końcu jak można inaczej zareagować na zebranie ówczesnych, bardziej i mniej znanych twórców fandomowych, którzy zebrali się do kupy i nagrali niemal osiemnastominutowy utwór utrzymywany w rytmach elektroniczno-raperskich? Słuchanie ich jest naprawdę przyjemne, szczególnie że poszczególne wyznania na temat kucyków uzupełniane są wstawkami z serialowej piosenki i słynnym „ohmygosh” Rainbow Dash. Człowiek tego słucha, słucha i nawet nie zauważa, kiedy minął ten czas. Po czym zwykle uruchamia utwór ponownie, by jeszcze trochę poszczerzyć się do monitora.</text:p>
      <text:p text:style-name="P1"/>
      <text:p text:style-name="P1">Link do obrazka: nie umiem w wyciąganie obrazków z YT</text:p>
      <text:p text:style-name="P1">Link do źródła: <text:a xlink:type="simple" xlink:href="https://www.youtube.com/watch?v=8e8AaG4kin8&amp;list=PLEObVsUsF5yjBaPwyIblEfa2xQHSoSAJU&amp;index=12" text:style-name="Internet_20_link" text:visited-style-name="Visited_20_Internet_20_Link">https</text:a><text:a xlink:type="simple" xlink:href="https://www.youtube.com/watch?v=8e8AaG4kin8&amp;list=PLEObVsUsF5yjBaPwyIblEfa2xQHSoSAJU&amp;index=12" text:style-name="Internet_20_link" text:visited-style-name="Visited_20_Internet_20_Link">://</text:a><text:a xlink:type="simple" xlink:href="https://www.youtube.com/watch?v=8e8AaG4kin8&amp;list=PLEObVsUsF5yjBaPwyIblEfa2xQHSoSAJU&amp;index=12" text:style-name="Internet_20_link" text:visited-style-name="Visited_20_Internet_20_Link">www</text:a><text:a xlink:type="simple" xlink:href="https://www.youtube.com/watch?v=8e8AaG4kin8&amp;list=PLEObVsUsF5yjBaPwyIblEfa2xQHSoSAJU&amp;index=12" text:style-name="Internet_20_link" text:visited-style-name="Visited_20_Internet_20_Link">.</text:a><text:a xlink:type="simple" xlink:href="https://www.youtube.com/watch?v=8e8AaG4kin8&amp;list=PLEObVsUsF5yjBaPwyIblEfa2xQHSoSAJU&amp;index=12" text:style-name="Internet_20_link" text:visited-style-name="Visited_20_Internet_20_Link">youtube</text:a><text:a xlink:type="simple" xlink:href="https://www.youtube.com/watch?v=8e8AaG4kin8&amp;list=PLEObVsUsF5yjBaPwyIblEfa2xQHSoSAJU&amp;index=12" text:style-name="Internet_20_link" text:visited-style-name="Visited_20_Internet_20_Link">.</text:a><text:a xlink:type="simple" xlink:href="https://www.youtube.com/watch?v=8e8AaG4kin8&amp;list=PLEObVsUsF5yjBaPwyIblEfa2xQHSoSAJU&amp;index=12" text:style-name="Internet_20_link" text:visited-style-name="Visited_20_Internet_20_Link">com</text:a><text:a xlink:type="simple" xlink:href="https://www.youtube.com/watch?v=8e8AaG4kin8&amp;list=PLEObVsUsF5yjBaPwyIblEfa2xQHSoSAJU&amp;index=12" text:style-name="Internet_20_link" text:visited-style-name="Visited_20_Internet_20_Link">/</text:a><text:a xlink:type="simple" xlink:href="https://www.youtube.com/watch?v=8e8AaG4kin8&amp;list=PLEObVsUsF5yjBaPwyIblEfa2xQHSoSAJU&amp;index=12" text:style-name="Internet_20_link" text:visited-style-name="Visited_20_Internet_20_Link">watch</text:a><text:a xlink:type="simple" xlink:href="https://www.youtube.com/watch?v=8e8AaG4kin8&amp;list=PLEObVsUsF5yjBaPwyIblEfa2xQHSoSAJU&amp;index=12" text:style-name="Internet_20_link" text:visited-style-name="Visited_20_Internet_20_Link">?</text:a><text:a xlink:type="simple" xlink:href="https://www.youtube.com/watch?v=8e8AaG4kin8&amp;list=PLEObVsUsF5yjBaPwyIblEfa2xQHSoSAJU&amp;index=12" text:style-name="Internet_20_link" text:visited-style-name="Visited_20_Internet_20_Link">v</text:a><text:a xlink:type="simple" xlink:href="https://www.youtube.com/watch?v=8e8AaG4kin8&amp;list=PLEObVsUsF5yjBaPwyIblEfa2xQHSoSAJU&amp;index=12" text:style-name="Internet_20_link" text:visited-style-name="Visited_20_Internet_20_Link">=8</text:a><text:a xlink:type="simple" xlink:href="https://www.youtube.com/watch?v=8e8AaG4kin8&amp;list=PLEObVsUsF5yjBaPwyIblEfa2xQHSoSAJU&amp;index=12" text:style-name="Internet_20_link" text:visited-style-name="Visited_20_Internet_20_Link">e</text:a><text:a xlink:type="simple" xlink:href="https://www.youtube.com/watch?v=8e8AaG4kin8&amp;list=PLEObVsUsF5yjBaPwyIblEfa2xQHSoSAJU&amp;index=12" text:style-name="Internet_20_link" text:visited-style-name="Visited_20_Internet_20_Link">8</text:a><text:a xlink:type="simple" xlink:href="https://www.youtube.com/watch?v=8e8AaG4kin8&amp;list=PLEObVsUsF5yjBaPwyIblEfa2xQHSoSAJU&amp;index=12" text:style-name="Internet_20_link" text:visited-style-name="Visited_20_Internet_20_Link">AaG</text:a><text:a xlink:type="simple" xlink:href="https://www.youtube.com/watch?v=8e8AaG4kin8&amp;list=PLEObVsUsF5yjBaPwyIblEfa2xQHSoSAJU&amp;index=12" text:style-name="Internet_20_link" text:visited-style-name="Visited_20_Internet_20_Link">4</text:a><text:a xlink:type="simple" xlink:href="https://www.youtube.com/watch?v=8e8AaG4kin8&amp;list=PLEObVsUsF5yjBaPwyIblEfa2xQHSoSAJU&amp;index=12" text:style-name="Internet_20_link" text:visited-style-name="Visited_20_Internet_20_Link">kin</text:a><text:a xlink:type="simple" xlink:href="https://www.youtube.com/watch?v=8e8AaG4kin8&amp;list=PLEObVsUsF5yjBaPwyIblEfa2xQHSoSAJU&amp;index=12" text:style-name="Internet_20_link" text:visited-style-name="Visited_20_Internet_20_Link">8&amp;</text:a><text:a xlink:type="simple" xlink:href="https://www.youtube.com/watch?v=8e8AaG4kin8&amp;list=PLEObVsUsF5yjBaPwyIblEfa2xQHSoSAJU&amp;index=12" text:style-name="Internet_20_link" text:visited-style-name="Visited_20_Internet_20_Link">list</text:a><text:a xlink:type="simple" xlink:href="https://www.youtube.com/watch?v=8e8AaG4kin8&amp;list=PLEObVsUsF5yjBaPwyIblEfa2xQHSoSAJU&amp;index=12" text:style-name="Internet_20_link" text:visited-style-name="Visited_20_Internet_20_Link">=</text:a><text:a xlink:type="simple" xlink:href="https://www.youtube.com/watch?v=8e8AaG4kin8&amp;list=PLEObVsUsF5yjBaPwyIblEfa2xQHSoSAJU&amp;index=12" text:style-name="Internet_20_link" text:visited-style-name="Visited_20_Internet_20_Link">PLEObVsUsF</text:a><text:a xlink:type="simple" xlink:href="https://www.youtube.com/watch?v=8e8AaG4kin8&amp;list=PLEObVsUsF5yjBaPwyIblEfa2xQHSoSAJU&amp;index=12" text:style-name="Internet_20_link" text:visited-style-name="Visited_20_Internet_20_Link">5</text:a><text:a xlink:type="simple" xlink:href="https://www.youtube.com/watch?v=8e8AaG4kin8&amp;list=PLEObVsUsF5yjBaPwyIblEfa2xQHSoSAJU&amp;index=12" text:style-name="Internet_20_link" text:visited-style-name="Visited_20_Internet_20_Link">yjBaPwyIblEfa</text:a><text:a xlink:type="simple" xlink:href="https://www.youtube.com/watch?v=8e8AaG4kin8&amp;list=PLEObVsUsF5yjBaPwyIblEfa2xQHSoSAJU&amp;index=12" text:style-name="Internet_20_link" text:visited-style-name="Visited_20_Internet_20_Link">2</text:a><text:a xlink:type="simple" xlink:href="https://www.youtube.com/watch?v=8e8AaG4kin8&amp;list=PLEObVsUsF5yjBaPwyIblEfa2xQHSoSAJU&amp;index=12" text:style-name="Internet_20_link" text:visited-style-name="Visited_20_Internet_20_Link">xQHSoSAJU</text:a><text:a xlink:type="simple" xlink:href="https://www.youtube.com/watch?v=8e8AaG4kin8&amp;list=PLEObVsUsF5yjBaPwyIblEfa2xQHSoSAJU&amp;index=12" text:style-name="Internet_20_link" text:visited-style-name="Visited_20_Internet_20_Link">&amp;</text:a><text:a xlink:type="simple" xlink:href="https://www.youtube.com/watch?v=8e8AaG4kin8&amp;list=PLEObVsUsF5yjBaPwyIblEfa2xQHSoSAJU&amp;index=12" text:style-name="Internet_20_link" text:visited-style-name="Visited_20_Internet_20_Link">index</text:a><text:a xlink:type="simple" xlink:href="https://www.youtube.com/watch?v=8e8AaG4kin8&amp;list=PLEObVsUsF5yjBaPwyIblEfa2xQHSoSAJU&amp;index=12" text:style-name="Internet_20_link" text:visited-style-name="Visited_20_Internet_20_Link">=12</text:a></text:p>
      <text:p text:style-name="P1"/>
      <text:p text:style-name="P1">9. Equestria Girls: Extended Hub Promo Edition – mam nadzieję, że nikogo nie zmyli tytuł prezentowanego tu utworu. Nie chodzi wszak o Equestria Girls znane nam z filmów, lecz o piosenkę, która w swoim czasie stała się normalną reklamą w stacji HUB. Krótki, wpadający w ucho utwór okazał się niesamowicie popularny – do dzisiaj zebrał niemal trzy miliony wyświetleń. W sumie trudno się dziwić, gdyż po przesłuchaniu go, człowiek wręcz odruchowo zaczyna nucić popową melodię, uzupełniając ją o podśpiewywanie wybranych elementów z tekstu. Teledysk stworzony z kawałków odcinków również prezentuje się dobrze – nie powiem, że nie było lepszych, ale swoje zadanie spełnia i widać, że ktoś trochę czasu poświęcił, by pokazywane ujęcia współgrały z samą piosenką. </text:p>
      <text:p text:style-name="P1"/>
      <text:p text:style-name="P1">Link do obrazka: nie umiem w wyciąganie obrazków z YT</text:p>
      <text:p text:style-name="P1">Link do źródła: <text:a xlink:type="simple" xlink:href="https://www.youtube.com/watch?v=pTPqjKk_xCo&amp;index=1371&amp;list=FL6io6EDwyDbBoi2d8O6kEgA" text:style-name="Internet_20_link" text:visited-style-name="Visited_20_Internet_20_Link">https</text:a><text:a xlink:type="simple" xlink:href="https://www.youtube.com/watch?v=pTPqjKk_xCo&amp;index=1371&amp;list=FL6io6EDwyDbBoi2d8O6kEgA" text:style-name="Internet_20_link" text:visited-style-name="Visited_20_Internet_20_Link">://</text:a><text:a xlink:type="simple" xlink:href="https://www.youtube.com/watch?v=pTPqjKk_xCo&amp;index=1371&amp;list=FL6io6EDwyDbBoi2d8O6kEgA" text:style-name="Internet_20_link" text:visited-style-name="Visited_20_Internet_20_Link">www</text:a><text:a xlink:type="simple" xlink:href="https://www.youtube.com/watch?v=pTPqjKk_xCo&amp;index=1371&amp;list=FL6io6EDwyDbBoi2d8O6kEgA" text:style-name="Internet_20_link" text:visited-style-name="Visited_20_Internet_20_Link">.</text:a><text:a xlink:type="simple" xlink:href="https://www.youtube.com/watch?v=pTPqjKk_xCo&amp;index=1371&amp;list=FL6io6EDwyDbBoi2d8O6kEgA" text:style-name="Internet_20_link" text:visited-style-name="Visited_20_Internet_20_Link">youtube</text:a><text:a xlink:type="simple" xlink:href="https://www.youtube.com/watch?v=pTPqjKk_xCo&amp;index=1371&amp;list=FL6io6EDwyDbBoi2d8O6kEgA" text:style-name="Internet_20_link" text:visited-style-name="Visited_20_Internet_20_Link">.</text:a><text:a xlink:type="simple" xlink:href="https://www.youtube.com/watch?v=pTPqjKk_xCo&amp;index=1371&amp;list=FL6io6EDwyDbBoi2d8O6kEgA" text:style-name="Internet_20_link" text:visited-style-name="Visited_20_Internet_20_Link">com</text:a><text:a xlink:type="simple" xlink:href="https://www.youtube.com/watch?v=pTPqjKk_xCo&amp;index=1371&amp;list=FL6io6EDwyDbBoi2d8O6kEgA" text:style-name="Internet_20_link" text:visited-style-name="Visited_20_Internet_20_Link">/</text:a><text:a xlink:type="simple" xlink:href="https://www.youtube.com/watch?v=pTPqjKk_xCo&amp;index=1371&amp;list=FL6io6EDwyDbBoi2d8O6kEgA" text:style-name="Internet_20_link" text:visited-style-name="Visited_20_Internet_20_Link">watch</text:a><text:a xlink:type="simple" xlink:href="https://www.youtube.com/watch?v=pTPqjKk_xCo&amp;index=1371&amp;list=FL6io6EDwyDbBoi2d8O6kEgA" text:style-name="Internet_20_link" text:visited-style-name="Visited_20_Internet_20_Link">?</text:a><text:a xlink:type="simple" xlink:href="https://www.youtube.com/watch?v=pTPqjKk_xCo&amp;index=1371&amp;list=FL6io6EDwyDbBoi2d8O6kEgA" text:style-name="Internet_20_link" text:visited-style-name="Visited_20_Internet_20_Link">v</text:a><text:a xlink:type="simple" xlink:href="https://www.youtube.com/watch?v=pTPqjKk_xCo&amp;index=1371&amp;list=FL6io6EDwyDbBoi2d8O6kEgA" text:style-name="Internet_20_link" text:visited-style-name="Visited_20_Internet_20_Link">=</text:a><text:a xlink:type="simple" xlink:href="https://www.youtube.com/watch?v=pTPqjKk_xCo&amp;index=1371&amp;list=FL6io6EDwyDbBoi2d8O6kEgA" text:style-name="Internet_20_link" text:visited-style-name="Visited_20_Internet_20_Link">pTPqjKk</text:a><text:a xlink:type="simple" xlink:href="https://www.youtube.com/watch?v=pTPqjKk_xCo&amp;index=1371&amp;list=FL6io6EDwyDbBoi2d8O6kEgA" text:style-name="Internet_20_link" text:visited-style-name="Visited_20_Internet_20_Link">_</text:a><text:a xlink:type="simple" xlink:href="https://www.youtube.com/watch?v=pTPqjKk_xCo&amp;index=1371&amp;list=FL6io6EDwyDbBoi2d8O6kEgA" text:style-name="Internet_20_link" text:visited-style-name="Visited_20_Internet_20_Link">xCo</text:a><text:a xlink:type="simple" xlink:href="https://www.youtube.com/watch?v=pTPqjKk_xCo&amp;index=1371&amp;list=FL6io6EDwyDbBoi2d8O6kEgA" text:style-name="Internet_20_link" text:visited-style-name="Visited_20_Internet_20_Link">&amp;</text:a><text:a xlink:type="simple" xlink:href="https://www.youtube.com/watch?v=pTPqjKk_xCo&amp;index=1371&amp;list=FL6io6EDwyDbBoi2d8O6kEgA" text:style-name="Internet_20_link" text:visited-style-name="Visited_20_Internet_20_Link">index</text:a><text:a xlink:type="simple" xlink:href="https://www.youtube.com/watch?v=pTPqjKk_xCo&amp;index=1371&amp;list=FL6io6EDwyDbBoi2d8O6kEgA" text:style-name="Internet_20_link" text:visited-style-name="Visited_20_Internet_20_Link">=1371&amp;</text:a><text:a xlink:type="simple" xlink:href="https://www.youtube.com/watch?v=pTPqjKk_xCo&amp;index=1371&amp;list=FL6io6EDwyDbBoi2d8O6kEgA" text:style-name="Internet_20_link" text:visited-style-name="Visited_20_Internet_20_Link">list</text:a><text:a xlink:type="simple" xlink:href="https://www.youtube.com/watch?v=pTPqjKk_xCo&amp;index=1371&amp;list=FL6io6EDwyDbBoi2d8O6kEgA" text:style-name="Internet_20_link" text:visited-style-name="Visited_20_Internet_20_Link">=</text:a><text:a xlink:type="simple" xlink:href="https://www.youtube.com/watch?v=pTPqjKk_xCo&amp;index=1371&amp;list=FL6io6EDwyDbBoi2d8O6kEgA" text:style-name="Internet_20_link" text:visited-style-name="Visited_20_Internet_20_Link">FL</text:a><text:a xlink:type="simple" xlink:href="https://www.youtube.com/watch?v=pTPqjKk_xCo&amp;index=1371&amp;list=FL6io6EDwyDbBoi2d8O6kEgA" text:style-name="Internet_20_link" text:visited-style-name="Visited_20_Internet_20_Link">6</text:a><text:a xlink:type="simple" xlink:href="https://www.youtube.com/watch?v=pTPqjKk_xCo&amp;index=1371&amp;list=FL6io6EDwyDbBoi2d8O6kEgA" text:style-name="Internet_20_link" text:visited-style-name="Visited_20_Internet_20_Link">io</text:a><text:a xlink:type="simple" xlink:href="https://www.youtube.com/watch?v=pTPqjKk_xCo&amp;index=1371&amp;list=FL6io6EDwyDbBoi2d8O6kEgA" text:style-name="Internet_20_link" text:visited-style-name="Visited_20_Internet_20_Link">6</text:a><text:a xlink:type="simple" xlink:href="https://www.youtube.com/watch?v=pTPqjKk_xCo&amp;index=1371&amp;list=FL6io6EDwyDbBoi2d8O6kEgA" text:style-name="Internet_20_link" text:visited-style-name="Visited_20_Internet_20_Link">EDwyDbBoi</text:a><text:a xlink:type="simple" xlink:href="https://www.youtube.com/watch?v=pTPqjKk_xCo&amp;index=1371&amp;list=FL6io6EDwyDbBoi2d8O6kEgA" text:style-name="Internet_20_link" text:visited-style-name="Visited_20_Internet_20_Link">2</text:a><text:a xlink:type="simple" xlink:href="https://www.youtube.com/watch?v=pTPqjKk_xCo&amp;index=1371&amp;list=FL6io6EDwyDbBoi2d8O6kEgA" text:style-name="Internet_20_link" text:visited-style-name="Visited_20_Internet_20_Link">d</text:a><text:a xlink:type="simple" xlink:href="https://www.youtube.com/watch?v=pTPqjKk_xCo&amp;index=1371&amp;list=FL6io6EDwyDbBoi2d8O6kEgA" text:style-name="Internet_20_link" text:visited-style-name="Visited_20_Internet_20_Link">8</text:a><text:a xlink:type="simple" xlink:href="https://www.youtube.com/watch?v=pTPqjKk_xCo&amp;index=1371&amp;list=FL6io6EDwyDbBoi2d8O6kEgA" text:style-name="Internet_20_link" text:visited-style-name="Visited_20_Internet_20_Link">O</text:a><text:a xlink:type="simple" xlink:href="https://www.youtube.com/watch?v=pTPqjKk_xCo&amp;index=1371&amp;list=FL6io6EDwyDbBoi2d8O6kEgA" text:style-name="Internet_20_link" text:visited-style-name="Visited_20_Internet_20_Link">6</text:a><text:a xlink:type="simple" xlink:href="https://www.youtube.com/watch?v=pTPqjKk_xCo&amp;index=1371&amp;list=FL6io6EDwyDbBoi2d8O6kEgA" text:style-name="Internet_20_link" text:visited-style-name="Visited_20_Internet_20_Link">kEgA</text:a></text:p>
      <text:p text:style-name="P1"/>
      <text:p text:style-name="P1">10. Dork [PMV] – na koniec pierwszej części wspominek sięgnę po pierwszą PMV-kę, z jaką miałem kiedykolwiek styczność. Niestety nie jestem w stanie wskazać oryginalnego autora – jego konto na YT uległo kasacji. A cóż takiego zobaczymy w tym króciutkim filmiku? Można powiedzieć, że niewiele – ot, zabawa muzyką, kształtem, kolorem, znaczkami, występem Mane 6, spadającą Twilight oraz śladową zawartością Derpy. A jednak można oglądać to w kółko – ulegamy hipnozie. Całkiem możliwe, iż ma na to wpływ bardzo zgrabna forma, w jakiej to wszystko zostało podane. A może wpadająca w ucho, nieinwazyjna muzyka? Nie jestem w stanie udzielić dokładnej odpowiedzi na to pytanie, ale wiem jedno – warto do tego wracać.</text:p>
      <text:p text:style-name="P1"/>
      <text:p text:style-name="P1">Link do obrazka: nie umiem w wyciąganie obrazków z YT</text:p>
      <text:p text:style-name="P1">Link do YT: <text:a xlink:type="simple" xlink:href="https://www.youtube.com/watch?v=JqrQ6lSOYxI" text:style-name="Internet_20_link" text:visited-style-name="Visited_20_Internet_20_Link">https</text:a><text:a xlink:type="simple" xlink:href="https://www.youtube.com/watch?v=JqrQ6lSOYxI" text:style-name="Internet_20_link" text:visited-style-name="Visited_20_Internet_20_Link">://</text:a><text:a xlink:type="simple" xlink:href="https://www.youtube.com/watch?v=JqrQ6lSOYxI" text:style-name="Internet_20_link" text:visited-style-name="Visited_20_Internet_20_Link">www</text:a><text:a xlink:type="simple" xlink:href="https://www.youtube.com/watch?v=JqrQ6lSOYxI" text:style-name="Internet_20_link" text:visited-style-name="Visited_20_Internet_20_Link">.</text:a><text:a xlink:type="simple" xlink:href="https://www.youtube.com/watch?v=JqrQ6lSOYxI" text:style-name="Internet_20_link" text:visited-style-name="Visited_20_Internet_20_Link">youtube</text:a><text:a xlink:type="simple" xlink:href="https://www.youtube.com/watch?v=JqrQ6lSOYxI" text:style-name="Internet_20_link" text:visited-style-name="Visited_20_Internet_20_Link">.</text:a><text:a xlink:type="simple" xlink:href="https://www.youtube.com/watch?v=JqrQ6lSOYxI" text:style-name="Internet_20_link" text:visited-style-name="Visited_20_Internet_20_Link">com</text:a><text:a xlink:type="simple" xlink:href="https://www.youtube.com/watch?v=JqrQ6lSOYxI" text:style-name="Internet_20_link" text:visited-style-name="Visited_20_Internet_20_Link">/</text:a><text:a xlink:type="simple" xlink:href="https://www.youtube.com/watch?v=JqrQ6lSOYxI" text:style-name="Internet_20_link" text:visited-style-name="Visited_20_Internet_20_Link">watch</text:a><text:a xlink:type="simple" xlink:href="https://www.youtube.com/watch?v=JqrQ6lSOYxI" text:style-name="Internet_20_link" text:visited-style-name="Visited_20_Internet_20_Link">?</text:a><text:a xlink:type="simple" xlink:href="https://www.youtube.com/watch?v=JqrQ6lSOYxI" text:style-name="Internet_20_link" text:visited-style-name="Visited_20_Internet_20_Link">v</text:a><text:a xlink:type="simple" xlink:href="https://www.youtube.com/watch?v=JqrQ6lSOYxI" text:style-name="Internet_20_link" text:visited-style-name="Visited_20_Internet_20_Link">=</text:a><text:a xlink:type="simple" xlink:href="https://www.youtube.com/watch?v=JqrQ6lSOYxI" text:style-name="Internet_20_link" text:visited-style-name="Visited_20_Internet_20_Link">JqrQ</text:a><text:a xlink:type="simple" xlink:href="https://www.youtube.com/watch?v=JqrQ6lSOYxI" text:style-name="Internet_20_link" text:visited-style-name="Visited_20_Internet_20_Link">6</text:a><text:a xlink:type="simple" xlink:href="https://www.youtube.com/watch?v=JqrQ6lSOYxI" text:style-name="Internet_20_link" text:visited-style-name="Visited_20_Internet_20_Link">lSOYxI</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1T23:54:39.707000000</dc:date>
    <meta:editing-duration>PT1H41M58S</meta:editing-duration>
    <meta:document-statistic meta:table-count="0" meta:image-count="0" meta:object-count="0" meta:page-count="3" meta:paragraph-count="31" meta:word-count="1274" meta:character-count="8804" meta:non-whitespace-character-count="7530"/>
  </office:meta>
</office:document-meta>
</file>